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205in" svg:height="3.5394in" svg:x="11.0701in" svg:y="2.0063in">
            <draw:object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2205in" svg:height="3.5394in" svg:x="1.611in" svg:y="2.5209in">
            <draw:object draw:notify-on-update-of-ranges="Sheet1.B1:Sheet1.F1 Sheet1.A2:Sheet1.A2 Sheet1.B2:Sheet1.F2 Sheet1.A5:Sheet1.A5 Sheet1.B5:Sheet1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>
            <text:p>10 Lines</text:p>
          </table:table-cell>
          <table:table-cell office:value-type="string">
            <text:p>100 Lines</text:p>
          </table:table-cell>
          <table:table-cell office:value-type="string">
            <text:p>1000 Lines</text:p>
          </table:table-cell>
          <table:table-cell office:value-type="string">
            <text:p>10000 Lines</text:p>
          </table:table-cell>
          <table:table-cell office:value-type="string">
            <text:p>10000 Long Strings</text:p>
          </table:table-cell>
          <table:table-cell table:number-columns-repeated="2"/>
        </table:table-row>
        <table:table-row table:style-name="ro1">
          <table:table-cell office:value-type="string">
            <text:p>Base</text:p>
          </table:table-cell>
          <table:table-cell office:value-type="float" office:value="0.0000200272">
            <text:p>2.00E-005</text:p>
          </table:table-cell>
          <table:table-cell office:value-type="float" office:value="0.00482321">
            <text:p>0.00482321</text:p>
          </table:table-cell>
          <table:table-cell office:value-type="float" office:value="0.197557">
            <text:p>0.197557</text:p>
          </table:table-cell>
          <table:table-cell office:value-type="float" office:value="18.9861">
            <text:p>18.9861</text:p>
          </table:table-cell>
          <table:table-cell office:value-type="float" office:value="143.328">
            <text:p>143.328</text:p>
          </table:table-cell>
          <table:table-cell table:formula="of:=[.E2]*10" office:value-type="float" office:value="189.861">
            <text:p>189.861</text:p>
          </table:table-cell>
          <table:table-cell/>
        </table:table-row>
        <table:table-row table:style-name="ro1">
          <table:table-cell office:value-type="string">
            <text:p>Pruning</text:p>
          </table:table-cell>
          <table:table-cell office:value-type="float" office:value="0.0000190735">
            <text:p>1.91E-005</text:p>
          </table:table-cell>
          <table:table-cell office:value-type="float" office:value="0.00169206">
            <text:p>0.00169206</text:p>
          </table:table-cell>
          <table:table-cell office:value-type="float" office:value="0.116652">
            <text:p>0.116652</text:p>
          </table:table-cell>
          <table:table-cell office:value-type="float" office:value="8.29961">
            <text:p>8.29961</text:p>
          </table:table-cell>
          <table:table-cell office:value-type="float" office:value="82.9978">
            <text:p>82.9978</text:p>
          </table:table-cell>
          <table:table-cell table:formula="of:=[.E3]*10" office:value-type="float" office:value="82.9961">
            <text:p>82.9961</text:p>
          </table:table-cell>
          <table:table-cell/>
        </table:table-row>
        <table:table-row table:style-name="ro1">
          <table:table-cell office:value-type="string">
            <text:p>Sorting</text:p>
          </table:table-cell>
          <table:table-cell office:value-type="float" office:value="0.0000190735">
            <text:p>1.91E-005</text:p>
          </table:table-cell>
          <table:table-cell office:value-type="float" office:value="0.00157809">
            <text:p>0.00157809</text:p>
          </table:table-cell>
          <table:table-cell office:value-type="float" office:value="0.109271">
            <text:p>0.109271</text:p>
          </table:table-cell>
          <table:table-cell office:value-type="float" office:value="7.84859">
            <text:p>7.84859</text:p>
          </table:table-cell>
          <table:table-cell office:value-type="float" office:value="91.6549">
            <text:p>91.6549</text:p>
          </table:table-cell>
          <table:table-cell table:formula="of:=[.E4]*10" office:value-type="float" office:value="78.4859">
            <text:p>78.4859</text:p>
          </table:table-cell>
          <table:table-cell/>
        </table:table-row>
        <table:table-row table:style-name="ro1">
          <table:table-cell office:value-type="string">
            <text:p>Preallocation</text:p>
          </table:table-cell>
          <table:table-cell office:value-type="float" office:value="0.000015974">
            <text:p>1.60E-005</text:p>
          </table:table-cell>
          <table:table-cell office:value-type="float" office:value="0.00155187">
            <text:p>0.00155187</text:p>
          </table:table-cell>
          <table:table-cell office:value-type="float" office:value="0.145435">
            <text:p>0.145435</text:p>
          </table:table-cell>
          <table:table-cell office:value-type="float" office:value="14.4481">
            <text:p>14.4481</text:p>
          </table:table-cell>
          <table:table-cell office:value-type="float" office:value="126.207">
            <text:p>126.207</text:p>
          </table:table-cell>
          <table:table-cell table:formula="of:=[.E5]*10" office:value-type="float" office:value="144.481">
            <text:p>144.481</text:p>
          </table:table-cell>
          <table:table-cell/>
        </table:table-row>
        <table:table-row table:style-name="ro1">
          <table:table-cell office:value-type="string">
            <text:p>Preallocation &amp; Pruning</text:p>
          </table:table-cell>
          <table:table-cell office:value-type="float" office:value="0.0000150204">
            <text:p>1.50E-005</text:p>
          </table:table-cell>
          <table:table-cell office:value-type="float" office:value="0.00109792">
            <text:p>0.00109792</text:p>
          </table:table-cell>
          <table:table-cell office:value-type="float" office:value="0.0751431">
            <text:p>0.0751431</text:p>
          </table:table-cell>
          <table:table-cell office:value-type="float" office:value="5.40583">
            <text:p>5.40583</text:p>
          </table:table-cell>
          <table:table-cell office:value-type="float" office:value="73.2645">
            <text:p>73.2645</text:p>
          </table:table-cell>
          <table:table-cell table:formula="of:=[.E6]*10" office:value-type="float" office:value="54.0583">
            <text:p>54.0583</text:p>
          </table:table-cell>
          <table:table-cell/>
        </table:table-row>
        <table:table-row table:style-name="ro1">
          <table:table-cell office:value-type="string">
            <text:p>Preallocation &amp; Sorting</text:p>
          </table:table-cell>
          <table:table-cell office:value-type="float" office:value="0.000015974">
            <text:p>1.60E-005</text:p>
          </table:table-cell>
          <table:table-cell office:value-type="float" office:value="0.00118399">
            <text:p>0.00118399</text:p>
          </table:table-cell>
          <table:table-cell office:value-type="float" office:value="0.0798652">
            <text:p>0.0798652</text:p>
          </table:table-cell>
          <table:table-cell office:value-type="float" office:value="5.46438">
            <text:p>5.46438</text:p>
          </table:table-cell>
          <table:table-cell office:value-type="float" office:value="82.9595">
            <text:p>82.9595</text:p>
          </table:table-cell>
          <table:table-cell table:formula="of:=[.E7]*10" office:value-type="float" office:value="54.6438">
            <text:p>54.643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G2:.G7])" office:value-type="float" office:value="604.5261">
            <text:p>604.5261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[.H8]/60" office:value-type="float" office:value="10.075435">
            <text:p>10.07543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</meta:initial-creator>
    <meta:creation-date>2014-12-10T19:14:23</meta:creation-date>
    <dc:date>2014-12-11T14:19:55</dc:date>
    <dc:creator>David Morris</dc:creator>
    <meta:editing-duration>PT49M12S</meta:editing-duration>
    <meta:editing-cycles>4</meta:editing-cycles>
    <meta:generator>LibreOffice/3.5$Linux_X86_64 LibreOffice_project/350m1$Build-2</meta:generator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881cm" svg:height="8.991cm" xlink:href=".." xlink:type="simple" chart:class="chart:line" chart:style-name="ch1">
        <chart:legend chart:legend-position="end" svg:x="15.939cm" svg:y="2.951cm" style:legend-expansion="high" chart:style-name="ch2"/>
        <chart:plot-area chart:style-name="ch3" table:cell-range-address="Sheet1.A1:Sheet1.F7" chart:data-source-has-labels="both" svg:x="1.798cm" svg:y="0.851cm" svg:width="13.307cm" svg:height="6.98cm">
          <chartooo:coordinate-region svg:x="3.716cm" svg:y="1.05cm" svg:width="9.906cm" svg:height="6.134cm"/>
          <chart:axis chart:dimension="x" chart:name="primary-x" chart:style-name="ch4" chartooo:axis-type="auto">
            <chartooo:date-scale/>
            <chart:title svg:x="7.693cm" svg:y="8.01cm" chart:style-name="ch5">
              <text:p>Input Size</text:p>
            </chart:title>
            <chart:categories table:cell-range-address="Sheet1.B1:Sheet1.F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line">
            <chart:data-point chart:repeated="5"/>
          </chart:series>
          <chart:series chart:style-name="ch10" chart:values-cell-range-address="Sheet1.B3:Sheet1.F3" chart:label-cell-address="Sheet1.A3:Sheet1.A3" chart:class="chart:line">
            <chart:data-point chart:repeated="5"/>
          </chart:series>
          <chart:series chart:style-name="ch11" chart:values-cell-range-address="Sheet1.B4:Sheet1.F4" chart:label-cell-address="Sheet1.A4:Sheet1.A4" chart:class="chart:line">
            <chart:data-point chart:repeated="5"/>
          </chart:series>
          <chart:series chart:style-name="ch12" chart:values-cell-range-address="Sheet1.B5:Sheet1.F5" chart:label-cell-address="Sheet1.A5:Sheet1.A5" chart:class="chart:line">
            <chart:data-point chart:repeated="5"/>
          </chart:series>
          <chart:series chart:style-name="ch13" chart:values-cell-range-address="Sheet1.B6:Sheet1.F6" chart:label-cell-address="Sheet1.A6:Sheet1.A6" chart:class="chart:line">
            <chart:data-point chart:repeated="5"/>
          </chart:series>
          <chart:series chart:style-name="ch14" chart:values-cell-range-address="Sheet1.B7:Sheet1.F7" chart:label-cell-address="Sheet1.A7:Sheet1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  <draw:g>
                  <svg:desc>Sheet1.B1:Sheet1.F1</svg:desc>
                </draw:g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2:Sheet1.A2</svg:desc>
                </draw:g>
              </table:table-cell>
              <table:table-cell office:value-type="float" office:value="0.0000200272">
                <text:p>0.0000200272</text:p>
                <draw:g>
                  <svg:desc>Sheet1.B2:Sheet1.F2</svg:desc>
                </draw:g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Pruning</text:p>
                <draw:g>
                  <svg:desc>Sheet1.A3:Sheet1.A3</svg:desc>
                </draw:g>
              </table:table-cell>
              <table:table-cell office:value-type="float" office:value="0.0000190735">
                <text:p>0.0000190735</text:p>
                <draw:g>
                  <svg:desc>Sheet1.B3:Sheet1.F3</svg:desc>
                </draw:g>
              </table:table-cell>
              <table:table-cell office:value-type="float" office:value="0.00169206">
                <text:p>0.00169206</text:p>
              </table:table-cell>
              <table:table-cell office:value-type="float" office:value="0.116652">
                <text:p>0.116652</text:p>
              </table:table-cell>
              <table:table-cell office:value-type="float" office:value="8.29961">
                <text:p>8.29961</text:p>
              </table:table-cell>
              <table:table-cell office:value-type="float" office:value="82.9978">
                <text:p>82.9978</text:p>
              </table:table-cell>
            </table:table-row>
            <table:table-row>
              <table:table-cell office:value-type="string">
                <text:p>Sorting</text:p>
                <draw:g>
                  <svg:desc>Sheet1.A4:Sheet1.A4</svg:desc>
                </draw:g>
              </table:table-cell>
              <table:table-cell office:value-type="float" office:value="0.0000190735">
                <text:p>0.0000190735</text:p>
                <draw:g>
                  <svg:desc>Sheet1.B4:Sheet1.F4</svg:desc>
                </draw:g>
              </table:table-cell>
              <table:table-cell office:value-type="float" office:value="0.00157809">
                <text:p>0.00157809</text:p>
              </table:table-cell>
              <table:table-cell office:value-type="float" office:value="0.109271">
                <text:p>0.109271</text:p>
              </table:table-cell>
              <table:table-cell office:value-type="float" office:value="7.84859">
                <text:p>7.84859</text:p>
              </table:table-cell>
              <table:table-cell office:value-type="float" office:value="91.6549">
                <text:p>91.6549</text:p>
              </table:table-cell>
            </table:table-row>
            <table:table-row>
              <table:table-cell office:value-type="string">
                <text:p>Preallocation</text:p>
                <draw:g>
                  <svg:desc>Sheet1.A5:Sheet1.A5</svg:desc>
                </draw:g>
              </table:table-cell>
              <table:table-cell office:value-type="float" office:value="0.000015974">
                <text:p>0.000015974</text:p>
                <draw:g>
                  <svg:desc>Sheet1.B5:Sheet1.F5</svg:desc>
                </draw:g>
              </table:table-cell>
              <table:table-cell office:value-type="float" office:value="0.00155187">
                <text:p>0.00155187</text:p>
              </table:table-cell>
              <table:table-cell office:value-type="float" office:value="0.145435">
                <text:p>0.145435</text:p>
              </table:table-cell>
              <table:table-cell office:value-type="float" office:value="14.4481">
                <text:p>14.4481</text:p>
              </table:table-cell>
              <table:table-cell office:value-type="float" office:value="126.207">
                <text:p>126.207</text:p>
              </table:table-cell>
            </table:table-row>
            <table:table-row>
              <table:table-cell office:value-type="string">
                <text:p>Preallocation &amp; Pruning</text:p>
                <draw:g>
                  <svg:desc>Sheet1.A6:Sheet1.A6</svg:desc>
                </draw:g>
              </table:table-cell>
              <table:table-cell office:value-type="float" office:value="0.0000150204">
                <text:p>0.0000150204</text:p>
                <draw:g>
                  <svg:desc>Sheet1.B6:Sheet1.F6</svg:desc>
                </draw:g>
              </table:table-cell>
              <table:table-cell office:value-type="float" office:value="0.00109792">
                <text:p>0.00109792</text:p>
              </table:table-cell>
              <table:table-cell office:value-type="float" office:value="0.0751431">
                <text:p>0.0751431</text:p>
              </table:table-cell>
              <table:table-cell office:value-type="float" office:value="5.40583">
                <text:p>5.40583</text:p>
              </table:table-cell>
              <table:table-cell office:value-type="float" office:value="73.2645">
                <text:p>73.2645</text:p>
              </table:table-cell>
            </table:table-row>
            <table:table-row>
              <table:table-cell office:value-type="string">
                <text:p>Preallocation &amp; Sorting</text:p>
                <draw:g>
                  <svg:desc>Sheet1.A7:Sheet1.A7</svg:desc>
                </draw:g>
              </table:table-cell>
              <table:table-cell office:value-type="float" office:value="0.000015974">
                <text:p>0.000015974</text:p>
                <draw:g>
                  <svg:desc>Sheet1.B7:Sheet1.F7</svg:desc>
                </draw:g>
              </table:table-cell>
              <table:table-cell office:value-type="float" office:value="0.00118399">
                <text:p>0.00118399</text:p>
              </table:table-cell>
              <table:table-cell office:value-type="float" office:value="0.0798652">
                <text:p>0.0798652</text:p>
              </table:table-cell>
              <table:table-cell office:value-type="float" office:value="5.46438">
                <text:p>5.46438</text:p>
              </table:table-cell>
              <table:table-cell office:value-type="float" office:value="82.9595">
                <text:p>82.9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1cm" svg:height="8.991cm" xlink:href=".." xlink:type="simple" chart:class="chart:line" chart:style-name="ch1">
        <chart:legend chart:legend-position="end" svg:x="17.553cm" svg:y="3.947cm" style:legend-expansion="high" chart:style-name="ch2"/>
        <chart:plot-area chart:style-name="ch3" table:cell-range-address="Sheet1.B1:Sheet1.F2 Sheet1.A1:Sheet1.A2 Sheet1.A5:Sheet1.F5" chart:data-source-has-labels="both" svg:x="1.798cm" svg:y="0.851cm" svg:width="14.921cm" svg:height="6.98cm">
          <chartooo:coordinate-region svg:x="3.716cm" svg:y="1.05cm" svg:width="11.52cm" svg:height="6.134cm"/>
          <chart:axis chart:dimension="x" chart:name="primary-x" chart:style-name="ch4" chartooo:axis-type="auto">
            <chartooo:date-scale/>
            <chart:title svg:x="8.5cm" svg:y="8.01cm" chart:style-name="ch5">
              <text:p>Input Size</text:p>
            </chart:title>
            <chart:categories table:cell-range-address="Sheet1.B1:Sheet1.F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line">
            <chart:data-point chart:repeated="5"/>
          </chart:series>
          <chart:series chart:style-name="ch10" chart:values-cell-range-address="Sheet1.B5:Sheet1.F5" chart:label-cell-address="Sheet1.A5:Sheet1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  <draw:g>
                  <svg:desc>Sheet1.B1:Sheet1.F1</svg:desc>
                </draw:g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Sheet1.A2:Sheet1.A2</svg:desc>
                </draw:g>
              </table:table-cell>
              <table:table-cell office:value-type="float" office:value="0.0000200272">
                <text:p>0.0000200272</text:p>
                <draw:g>
                  <svg:desc>Sheet1.B2:Sheet1.F2</svg:desc>
                </draw:g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Preallocation</text:p>
                <draw:g>
                  <svg:desc>Sheet1.A5:Sheet1.A5</svg:desc>
                </draw:g>
              </table:table-cell>
              <table:table-cell office:value-type="float" office:value="0.000015974">
                <text:p>0.000015974</text:p>
                <draw:g>
                  <svg:desc>Sheet1.B5:Sheet1.F5</svg:desc>
                </draw:g>
              </table:table-cell>
              <table:table-cell office:value-type="float" office:value="0.00155187">
                <text:p>0.00155187</text:p>
              </table:table-cell>
              <table:table-cell office:value-type="float" office:value="0.145435">
                <text:p>0.145435</text:p>
              </table:table-cell>
              <table:table-cell office:value-type="float" office:value="14.4481">
                <text:p>14.4481</text:p>
              </table:table-cell>
              <table:table-cell office:value-type="float" office:value="126.207">
                <text:p>126.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